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xi Mono" svg:font-family="'Luxi Mono'" style:font-pitch="fixed"/>
    <style:font-face style:name="Luxi Mono1" svg:font-family="'Luxi Mono'" style:font-pitch="variable"/>
    <style:font-face style:name="Myriad Pro" svg:font-family="'Myriad Pro'" style:font-adornments="Bold Condensed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5cm" fo:min-width="5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275cm" fo:min-width="0cm"/>
    </style:style>
    <style:style style:name="gr4" style:family="graphic" style:parent-style-name="standard">
      <style:graphic-properties svg:stroke-width="0.028cm" svg:stroke-color="#8d281e" draw:marker-start-width="0.242cm" draw:marker-end-width="0.242cm" draw:fill-color="#ff3838" draw:textarea-horizontal-align="justify" draw:textarea-vertical-align="middle" draw:auto-grow-height="false" fo:min-height="0.563cm" fo:min-width="1.901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35cm" fo:min-width="0.9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text-align="start" fo:text-indent="0cm"/>
      <style:text-properties style:font-name="Luxi Mono"/>
    </style:style>
    <style:style style:name="P2" style:family="paragraph">
      <loext:graphic-properties draw:fill="solid" draw:fill-color="#ffffff"/>
      <style:paragraph-properties fo:margin-left="0cm" fo:margin-right="0cm" fo:text-align="start" fo:text-indent="0cm"/>
      <style:text-properties style:font-name="Luxi Mono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3838"/>
      <style:paragraph-properties fo:text-align="center"/>
    </style:style>
    <style:style style:name="P7" style:family="paragraph">
      <style:text-properties fo:color="#ffffff" loext:opacity="100%" style:font-name="Myriad Pro" fo:font-weight="bold"/>
    </style:style>
    <style:style style:name="P8" style:family="paragraph">
      <loext:graphic-properties draw:fill="none" draw:fill-color="#ffffff"/>
      <style:text-properties fo:color="#ffffff" loext:opacity="100%" style:font-name="Myriad Pro" fo:font-weight="bold"/>
    </style:style>
    <style:style style:name="P9" style:family="paragraph">
      <style:paragraph-properties fo:text-align="center"/>
      <style:text-properties style:font-name="Myriad Pro" fo:font-size="13pt" fo:font-weight="bold" style:font-size-asian="13pt" style:font-size-complex="13pt"/>
    </style:style>
    <style:style style:name="P10" style:family="paragraph">
      <loext:graphic-properties draw:fill-color="#ffffff"/>
    </style:style>
    <style:style style:name="T1" style:family="text">
      <style:text-properties style:font-name="Luxi Mono" fo:font-size="5.40000009536743pt" style:font-size-asian="5.40000009536743pt" style:font-size-complex="5.40000009536743pt"/>
    </style:style>
    <style:style style:name="T2" style:family="text">
      <style:text-properties style:font-name="Luxi Mono" fo:font-size="8pt" style:font-size-asian="8pt" style:font-size-complex="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ffff" loext:opacity="100%" style:font-name="Myriad Pro" fo:font-size="11pt" fo:font-weight="bold" style:font-size-asian="11pt" style:font-size-complex="11pt"/>
    </style:style>
    <style:style style:name="T5" style:family="text">
      <style:text-properties style:font-name="Myriad Pro" fo:font-size="13pt" fo:font-weight="bold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2" draw:layer="layout" svg:width="6cm" svg:height="1.6cm" svg:x="4.2cm" svg:y="4.6cm"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8.63cm" svg:height="1.966cm" svg:x="4.1cm" svg:y="4.6cm">
            <draw:text-box>
              <text:p text:style-name="P3"><text:span text:style-name="T2">for (idx in range 1:5)</text:span></text:p>
              <text:p text:style-name="P3"><text:span text:style-name="T2">{</text:span></text:p>
              <text:p text:style-name="P3"><text:span text:style-name="T2"><text:s text:c="3"/></text:span><text:span text:style-name="T2">the.data.i ← read.table(file=file.names[idx])</text:span></text:p>
              <text:p text:style-name="P3"><text:span text:style-name="T2"><text:s text:c="3"/></text:span><text:span text:style-name="T2">means ← c(means,the.data.i[1,1])</text:span></text:p>
              <text:p text:style-name="P3"><text:span text:style-name="T2">}</text:span><text:span text:style-name="T2"><text:tab/></text:span></text:p>
            </draw:text-box>
          </draw:frame>
          <draw:custom-shape draw:style-name="gr1" draw:text-style-name="P2" draw:layer="layout" svg:width="6cm" svg:height="1.6cm" svg:x="4.8cm" svg:y="1.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0.8cm" svg:height="0.6cm" svg:x="6.8cm" svg:y="6.4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custom-shape draw:style-name="gr4" draw:text-style-name="P6" draw:layer="layout" svg:width="2.4cm" svg:height="1.3cm" svg:x="5.995cm" svg:y="7.2cm">
          <text:p text:style-name="P5"><text:span text:style-name="T3"/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8" draw:layer="layout" svg:width="2.411cm" svg:height="0.64cm" svg:x="5.995cm" svg:y="7.7cm">
          <draw:text-box>
            <text:p text:style-name="P7"><text:span text:style-name="T4">Interpreter</text:span></text:p>
          </draw:text-box>
        </draw:frame>
        <draw:custom-shape draw:style-name="gr5" draw:text-style-name="P9" draw:layer="layout" svg:width="1.4cm" svg:height="1.6cm" svg:x="6.5cm" svg:y="9.8cm">
          <text:p text:style-name="P5"><text:span text:style-name="T5">CPU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xi Mono" svg:font-family="'Luxi Mono'" style:font-pitch="fixed"/>
    <style:font-face style:name="Luxi Mono1" svg:font-family="'Luxi Mono'" style:font-pitch="variable"/>
    <style:font-face style:name="Myriad Pro" svg:font-family="'Myriad Pro'" style:font-adornments="Bold Condensed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Bram Kuijper</meta:initial-creator>
    <meta:creation-date>2023-08-30T15:19:55.521705781</meta:creation-date>
    <dc:date>2023-08-30T16:00:51.441738595</dc:date>
    <dc:creator>Bram Kuijper</dc:creator>
    <meta:editing-duration>PT9M34S</meta:editing-duration>
    <meta:editing-cycles>2</meta:editing-cycles>
    <meta:generator>LibreOffice/7.3.7.2$Linux_X86_64 LibreOffice_project/30$Build-2</meta:generator>
    <meta:document-statistic meta:object-count="31"/>
  </office:meta>
</office:document-meta>
</file>